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fo:language="it" fo:country="IT"/>
    </style:style>
    <style:style style:name="T29" style:parent-style-name="DefaultParagraphFont" style:family="text">
      <style:text-properties fo:language="it" fo:country="IT"/>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fo:language="it" fo:country="IT"/>
    </style:style>
    <style:style style:name="P41" style:parent-style-name="Normal" style:family="paragraph">
      <style:text-properties fo:language="it" fo:country="IT"/>
    </style:style>
    <style:style style:name="P42" style:parent-style-name="Normal" style:family="paragraph">
      <style:text-properties fo:font-weight="bold" style:font-weight-asian="bold" style:font-weight-complex="bold" fo:language="it" fo:country="IT"/>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fo:language="it" fo:country="IT"/>
    </style:style>
    <style:style style:name="P48" style:parent-style-name="Normal" style:family="paragraph">
      <style:text-properties fo:language="it" fo:country="IT"/>
    </style:style>
    <style:style style:name="P49" style:parent-style-name="Normal" style:family="paragraph">
      <style:text-properties fo:font-weight="bold" style:font-weight-asian="bold" style:font-weight-complex="bold" fo:language="it" fo:country="IT"/>
    </style:style>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family="paragraph">
      <style:text-properties fo:font-weight="bold" style:font-weight-asian="bold" style:font-weight-complex="bold"/>
    </style:style>
    <style:style style:name="P53" style:parent-style-name="Normal" style:family="paragraph">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P55" style:parent-style-name="Normal" style:family="paragraph">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P57" style:parent-style-name="Normal" style:family="paragraph">
      <style:text-properties fo:font-weight="bold" style:font-weight-asian="bold" style:font-weight-complex="bold"/>
    </style:style>
    <style:style style:name="P58" style:parent-style-name="Normal" style:family="paragraph">
      <style:text-properties text:display="none"/>
    </style:style>
    <style:style style:name="P59" style:parent-style-name="Normal" style:family="paragraph">
      <style:text-properties text:display="none"/>
    </style:style>
  </office:automatic-styles>
  <office:body>
    <office:text text:use-soft-page-breaks="true">
      <text:p text:style-name="P1">Hai detto:</text:p>
      <text:p text:style-name="Normal">Good morning.</text:p>
      <text:p text:style-name="P2">ChatGPT ha detto:</text:p>
      <text:p text:style-name="Normal">Good morning! How may I assist you today at the airport?</text:p>
      <text:p text:style-name="P3">Hai detto:</text:p>
      <text:p text:style-name="Normal">It is the lost and found office, please.</text:p>
      <text:p text:style-name="P4">ChatGPT ha detto:</text:p>
      <text:p text:style-name="Normal">Of course. Could you tell me what you see around you right now?<text:s/>That will help me guide you better.</text:p>
      <text:p text:style-name="P5">Hai detto:</text:p>
      <text:p text:style-name="Normal">Could you help me, please?</text:p>
      <text:p text:style-name="P6">ChatGPT ha detto:</text:p>
      <text:p text:style-name="Normal">Absolutely, I’m here to help! What can you see nearby? Are there any signs, shops, or symbols you notice around you?</text:p>
      <text:p text:style-name="P7">Hai detto:</text:p>
      <text:p text:style-name="Normal">Excuse me, can you repeat more slowly, please?</text:p>
      <text:p text:style-name="P8">ChatGPT ha detto:</text:p>
      <text:p text:style-name="Normal">Of course. What... can... you... see... around... you? Any signs? Shops? Symbols?</text:p>
      <text:p text:style-name="P9">Hai detto:</text:p>
      <text:p text:style-name="Normal">My problem is this, I think I lost the boarding pass, my boarding pass, I'm sorry.</text:p>
      <text:p text:style-name="P10">ChatGPT ha detto:</text:p>
      <text:p text:style-name="Normal">No problem at all. I can help<text:s/>you with that. May I have your full name, flight number, and hotel or booking reference, please?</text:p>
      <text:p text:style-name="P11">Hai detto:</text:p>
      <text:p text:style-name="Normal">Yes, yes, my name is [***NAME***]<text:s/>[***SURNAME***], the flight is BA449, the gate is C6.</text:p>
      <text:p text:style-name="P12">ChatGPT ha detto:</text:p>
      <text:p text:style-name="Normal">Thank you, [***NAME***]. And do you have your hotel booking number or the name of your hotel?</text:p>
      <text:p text:style-name="P13">Hai detto:</text:p>
      <text:soft-page-break/>
      <text:p text:style-name="Normal">The name of my hotel is the Luxury Hotel.</text:p>
      <text:p text:style-name="P14">ChatGPT ha detto:</text:p>
      <text:p text:style-name="Normal">Alright. Do you happen to know your booking number or the address of the hotel? That would help confirm your details.</text:p>
      <text:p text:style-name="P15">Hai detto:</text:p>
      <text:p text:style-name="Normal">I think it is 348290.</text:p>
      <text:p text:style-name="P16">ChatGPT ha detto:</text:p>
      <text:p text:style-name="Normal">Thank you, but 348290 looks like a luggage tag number. The hotel booking number might start with letters, like “LON...” Do you have something like that?</text:p>
      <text:p text:style-name="P17">Hai detto:</text:p>
      <text:p text:style-name="Normal">Excuse me miss, but I have a problem.</text:p>
      <text:p text:style-name="P18">ChatGPT ha detto:</text:p>
      <text:p text:style-name="Normal">That’s okay, [***NAME***]. What seems to be the problem? Could you tell me more?</text:p>
      <text:p text:style-name="P19">Hai detto:</text:p>
      <text:p text:style-name="Normal">Excuse me, really, I have a problem, sadly.</text:p>
      <text:p text:style-name="P20">ChatGPT ha detto:</text:p>
      <text:p text:style-name="Normal">It’s alright, [***NAME***]. I’m here to help you. Could you tell me what the problem is? Is it still about the boarding pass or something else now?</text:p>
      <text:p text:style-name="P21">Hai detto:</text:p>
      <text:p text:style-name="Normal">The problem is I lost my boarding pass. I sent you the information with my flight by gate and the number 34890. I think that is the reservation with my hotel, the booking with my hotel.</text:p>
      <text:p text:style-name="P22">ChatGPT ha detto:</text:p>
      <text:p text:style-name="Normal">Thank you, [***NAME***]. I understand now. Just to confirm: your name is [***NAME***]<text:s/>[***SURNAME***], your flight is BA449 to London, and your gate is C6. But the number 348290 is your luggage tag, not your hotel booking.</text:p>
      <text:p text:style-name="Normal">Could your hotel be “Hotel Artemis London” with booking number LON-72315842? Does that sound correct?</text:p>
      <text:p text:style-name="P23">Hai detto:</text:p>
      <text:p text:style-name="Normal">Yes.</text:p>
      <text:p text:style-name="P24">ChatGPT ha detto:</text:p>
      <text:soft-page-break/>
      <text:p text:style-name="Normal">Perfect, thank you! I’ve reissued your boarding pass. Would you like me to confirm your flight details?</text:p>
      <text:p text:style-name="P25">Hai detto:</text:p>
      <text:p text:style-name="Normal">Yes, I confirm. Excuse me, miss. Is it<text:s/>possible, would you possible to reprint another copy of Boarding Pass</text:p>
      <text:p text:style-name="P26">ChatGPT ha detto:</text:p>
      <text:p text:style-name="Normal">Of course, [***NAME***]. I’ve reprinted your boarding pass. Your flight BA449 to London is still on time. It boards at 10:20 AM at Gate C6.</text:p>
      <text:p text:style-name="Normal">Would you like help finding the gate?</text:p>
      <text:p text:style-name="P27">Hai detto:</text:p>
      <text:p text:style-name="Normal">So, I changed the flight.</text:p>
      <text:p text:style-name="P28">ChatGPT ha detto:</text:p>
      <text:p text:style-name="Normal"><text:span text:style-name="T29">I see.<text:s/></text:span>Could you please tell me your new flight number and destination? I’ll check the updated details for you.</text:p>
      <text:p text:style-name="P30">Hai detto:</text:p>
      <text:p text:style-name="Normal">I don't understand, excuse me, can you, could you repeat most loudly please?</text:p>
      <text:p text:style-name="P31">ChatGPT ha detto:</text:p>
      <text:p text:style-name="Normal">Sure, I’ll say it slowly. What... is... your... new... flight... number... and... destination?</text:p>
      <text:p text:style-name="P32">Hai detto:</text:p>
      <text:p text:style-name="Normal">The destination is Rome Fiumicino Airport.</text:p>
      <text:p text:style-name="P33">ChatGPT ha detto:</text:p>
      <text:p text:style-name="Normal">Thank you, [***NAME***]. And what is your new flight number, please? It should be letters and numbers, like “AZ123.”</text:p>
      <text:p text:style-name="P34">Hai detto:</text:p>
      <text:p text:style-name="Normal">There is another number, it's correct, but for one new boarding pass.</text:p>
      <text:p text:style-name="P35">ChatGPT ha detto:</text:p>
      <text:p text:style-name="Normal">Alright, that’s okay. Could you please read the new flight number to me? It should be written on your new flight confirmation or ticket.</text:p>
      <text:p text:style-name="P36">Hai detto:</text:p>
      <text:p text:style-name="Normal">I don't understand, excuse me.</text:p>
      <text:soft-page-break/>
      <text:p text:style-name="P37">ChatGPT ha detto:</text:p>
      <text:p text:style-name="Normal">No problem at all. Do you have your new ticket or email? Can you find a number with letters, like “BA” or “AZ” followed by numbers? That is your flight number.</text:p>
      <text:p text:style-name="P38">Hai detto:</text:p>
      <text:p text:style-name="Normal">The gate. Do you ask the gate?</text:p>
      <text:p text:style-name="P39">ChatGPT ha detto:</text:p>
      <text:p text:style-name="Normal">I’m actually asking for the flight number. But if you only know the gate, that’s okay. What is the new gate number for your flight to Rome?</text:p>
      <text:p text:style-name="P40">Hai detto:</text:p>
      <text:p text:style-name="P41">Wrong, yes.</text:p>
      <text:p text:style-name="P42">ChatGPT ha detto:</text:p>
      <text:p text:style-name="Normal">That’s okay, [***NAME***]. Take your time. If you find your new flight number or gate, just tell me, and I’ll help you right away. Would you like to stay on the flight to London or are you now flying to Rome?</text:p>
      <text:p text:style-name="P43">Hai detto:</text:p>
      <text:p text:style-name="Normal">Yes, yes. And I have my new boarding pass at<text:s/>your desk.</text:p>
      <text:p text:style-name="P44">ChatGPT ha detto:</text:p>
      <text:p text:style-name="Normal">Perfect,<text:s/>[***NAME***].<text:s/>I’m glad you have your new boarding pass. Is there anything else you need help with before you go to your gate?</text:p>
      <text:p text:style-name="P45">Hai detto:</text:p>
      <text:p text:style-name="Normal">So I don't, excuse me, I don't understand.</text:p>
      <text:p text:style-name="P46">ChatGPT ha detto:</text:p>
      <text:p text:style-name="Normal">No worries,<text:s/>[***NAME***].<text:s/>I just asked: do you need more help now, or are you ready to go to your gate?</text:p>
      <text:p text:style-name="P47">Hai detto:</text:p>
      <text:p text:style-name="P48">So, it's okay.</text:p>
      <text:p text:style-name="P49">ChatGPT ha detto:</text:p>
      <text:p text:style-name="Normal">Great, [***NAME***]! You should head to your gate now. If you need anything else, I’m always here to help! Have a pleasant journey!</text:p>
      <text:p text:style-name="P50">Hai detto:</text:p>
      <text:soft-page-break/>
      <text:p text:style-name="Normal">Do you need other information? Sorry, do you need other information?</text:p>
      <text:p text:style-name="P51">ChatGPT ha detto:</text:p>
      <text:p text:style-name="Normal">No need, [***NAME***], I have everything I need now. You’re all set. Safe travels and enjoy your flight!</text:p>
      <text:p text:style-name="P52">Hai detto:</text:p>
      <text:p text:style-name="Normal">So, if no problem, if it's no problem, so I...</text:p>
      <text:p text:style-name="P53">ChatGPT ha detto:</text:p>
      <text:p text:style-name="Normal">Go ahead, [***NAME***]. What would you like to say? Take your time.</text:p>
      <text:p text:style-name="P54">Hai detto:</text:p>
      <text:p text:style-name="Normal">Goodbye. Thank you. Thank you for your patience and for your help.</text:p>
      <text:p text:style-name="P55">ChatGPT ha detto:</text:p>
      <text:p text:style-name="Normal">You're very welcome, [***NAME***]. It was a pleasure<text:s/>helping you. Have a wonderful trip and goodbye!</text:p>
      <text:p text:style-name="P56">Hai detto:</text:p>
      <text:p text:style-name="Normal">Goodbye, have a great day, bees.</text:p>
      <text:p text:style-name="P57">ChatGPT ha detto:</text:p>
      <text:p text:style-name="Normal">Thank you, [***NAME***]! You have a great day too—buzzing with good vibes like bees! Safe travels!</text:p>
      <text:p text:style-name="P58">Top of Form</text:p>
      <text:p text:style-name="P59">Bottom of Form</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mone Spagnoli</meta:initial-creator>
    <dc:creator>Simone Spagnoli</dc:creator>
    <meta:creation-date>2025-06-16T12:32:00Z</meta:creation-date>
    <dc:date>2025-12-26T10:14:00Z</dc:date>
    <meta:template xlink:href="Normal" xlink:type="simple"/>
    <meta:editing-cycles>5</meta:editing-cycles>
    <meta:editing-duration>PT154080S</meta:editing-duration>
    <meta:document-statistic meta:page-count="5" meta:paragraph-count="11" meta:word-count="832" meta:character-count="5565" meta:row-count="39" meta:non-whitespace-character-count="4744"/>
  </office:meta>
</office:document-meta>
</file>